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1000003FE000000291E41CDBBC03AD38A.png" manifest:media-type="image/png"/>
  <manifest:file-entry manifest:full-path="Pictures/10000001000001C6000000295EF42FE7E375F0E0.png" manifest:media-type="image/png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b2b2b2" draw:marker-start-width="0.321cm" draw:marker-end-width="0.321cm" draw:fill-color="#ffdbb6" draw:textarea-horizontal-align="justify" draw:textarea-vertical-align="middle" draw:auto-grow-height="false" fo:min-height="0.67cm" fo:min-width="9.5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b2b2b2" draw:marker-start-width="0.321cm" draw:marker-end-width="0.321cm" draw:fill-color="#ffdbb6" draw:textarea-horizontal-align="justify" draw:textarea-vertical-align="middle" draw:auto-grow-height="false" fo:min-height="0.67cm" fo:min-width="5.4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b2b2b2" draw:marker-start-width="0.321cm" draw:marker-end-width="0.321cm" draw:fill-color="#ffb66c" draw:textarea-horizontal-align="justify" draw:textarea-vertical-align="middle" draw:auto-grow-height="false" fo:min-height="0.67cm" fo:min-width="3.82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b2b2b2" draw:marker-start-width="0.321cm" draw:marker-end-width="0.321cm" draw:fill-color="#ffb66c" draw:textarea-horizontal-align="justify" draw:textarea-vertical-align="middle" draw:auto-grow-height="false" fo:min-height="0.67cm" fo:min-width="0.92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b2b2b2" draw:marker-start-width="0.321cm" draw:marker-end-width="0.321cm" draw:fill-color="#ffdbb6" draw:textarea-horizontal-align="justify" draw:textarea-vertical-align="middle" draw:auto-grow-height="false" fo:min-height="0.75cm" fo:min-width="9.6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cccccc" draw:marker-start-width="0.321cm" draw:marker-end-width="0.321cm" draw:fill-color="#dde8cb" draw:textarea-horizontal-align="justify" draw:textarea-vertical-align="middle" draw:auto-grow-height="false" fo:min-height="0.75cm" fo:min-width="21.5cm" fo:padding-top="0.165cm" fo:padding-bottom="0.165cm" fo:padding-left="0.29cm" fo:padding-right="0.29cm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svg:stroke-width="0.081cm" svg:stroke-color="#b2b2b2" draw:marker-start-width="0.321cm" draw:marker-end-width="0.321cm" draw:fill-color="#ffdbb6" draw:textarea-horizontal-align="justify" draw:textarea-vertical-align="middle" draw:auto-grow-height="false" fo:min-height="0.75cm" fo:min-width="5.5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b2b2b2" draw:marker-start-width="0.321cm" draw:marker-end-width="0.321cm" draw:fill-color="#ffb66c" draw:textarea-horizontal-align="justify" draw:textarea-vertical-align="middle" draw:auto-grow-height="false" fo:min-height="0.75cm" fo:min-width="3.9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b2b2b2" draw:marker-start-width="0.321cm" draw:marker-end-width="0.321cm" draw:fill-color="#ffb66c" draw:textarea-horizontal-align="justify" draw:textarea-vertical-align="middle" draw:auto-grow-height="false" fo:min-height="0.75cm" fo:min-width="1cm" fo:padding-top="0.165cm" fo:padding-bottom="0.165cm" fo:padding-left="0.29cm" fo:padding-right="0.29cm"/>
    </style:style>
    <style:style style:name="gr11" style:family="graphic" style:parent-style-name="objectwithoutfill">
      <style:graphic-properties svg:stroke-color="#333333" draw:marker-start="Arrowheads_20_1" draw:marker-start-width="0.3cm" draw:marker-end="Arrowheads_20_2" draw:marker-end-width="0.3cm" draw:fill="none" draw:textarea-vertical-align="middle"/>
    </style:style>
    <style:style style:name="gr12" style:family="graphic" style:parent-style-name="objectwithoutfill">
      <style:graphic-properties svg:stroke-color="#333333" draw:marker-start="Arrowheads_20_3" draw:marker-start-width="0.3cm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  <style:paragraph-properties style:writing-mode="lr-tb"/>
    </style:style>
    <style:style style:name="gr14" style:family="graphic" style:parent-style-name="standard">
      <style:graphic-properties svg:stroke-width="0.081cm" svg:stroke-color="#cccccc" draw:marker-start-width="0.321cm" draw:marker-end-width="0.321cm" draw:fill-color="#ffde59" draw:textarea-horizontal-align="justify" draw:textarea-vertical-align="middle" draw:auto-grow-height="false" fo:min-height="1.104cm" fo:min-width="4.854cm" fo:padding-top="0.165cm" fo:padding-bottom="0.165cm" fo:padding-left="0.29cm" fo:padding-right="0.29cm"/>
      <style:paragraph-properties style:writing-mode="lr-tb"/>
    </style:style>
    <style:style style:name="gr15" style:family="graphic" style:parent-style-name="objectwithoutfill">
      <style:graphic-properties svg:stroke-color="#333333" draw:marker-end="Arrowheads_20_5" draw:marker-end-width="0.3cm" draw:fill="none" draw:textarea-vertical-align="middle"/>
    </style:style>
    <style:style style:name="gr16" style:family="graphic" style:parent-style-name="objectwithoutfill">
      <style:graphic-properties svg:stroke-color="#333333" draw:marker-end="Arrowheads_20_6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35cm"/>
      <style:paragraph-properties style:writing-mode="lr-tb"/>
    </style:style>
    <style:style style:name="gr18" style:family="graphic" style:parent-style-name="standard">
      <style:graphic-properties draw:stroke="none" draw:fill="solid" draw:fill-color="#e8f2a1" draw:textarea-horizontal-align="justify" draw:textarea-vertical-align="middle" draw:auto-grow-height="false" fo:min-height="0.458cm" fo:min-width="0.208cm"/>
      <style:paragraph-properties style:writing-mode="lr-tb"/>
    </style:style>
    <style:style style:name="gr19" style:family="graphic" style:parent-style-name="objectwithoutfill">
      <style:graphic-properties svg:stroke-color="#333333" draw:marker-end="Arrowheads_20_7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  <style:paragraph-properties style:writing-mode="lr-tb"/>
    </style:style>
    <style:style style:name="gr21" style:family="graphic" style:parent-style-name="standard">
      <style:graphic-properties svg:stroke-width="0.081cm" svg:stroke-color="#999999" draw:marker-start-width="0.321cm" draw:marker-end-width="0.321cm" draw:fill-color="#fff5ce" draw:textarea-horizontal-align="justify" draw:textarea-vertical-align="middle" draw:auto-grow-height="false" fo:min-height="0.67cm" fo:min-width="0.92cm" fo:padding-top="0.165cm" fo:padding-bottom="0.165cm" fo:padding-left="0.29cm" fo:padding-right="0.29cm"/>
    </style:style>
    <style:style style:name="gr22" style:family="graphic" style:parent-style-name="objectwithoutfill">
      <style:graphic-properties draw:marker-end="Arrowheads_20_8" draw:marker-end-width="0.3cm" draw:fill="none" draw:textarea-vertical-align="middle"/>
    </style:style>
    <style:style style:name="gr23" style:family="graphic" style:parent-style-name="standard">
      <style:graphic-properties svg:stroke-width="0.081cm" draw:marker-start-width="0.321cm" draw:marker-end-width="0.321cm" draw:opacity="13%" draw:textarea-horizontal-align="justify" draw:textarea-vertical-align="middle" draw:auto-grow-height="false" fo:min-height="1.65cm" fo:min-width="7.6cm" fo:padding-top="0.165cm" fo:padding-bottom="0.165cm" fo:padding-left="0.29cm" fo:padding-right="0.29cm"/>
    </style:style>
    <style:style style:name="gr24" style:family="graphic" style:parent-style-name="objectwithoutfill">
      <style:graphic-properties svg:stroke-color="#333333" draw:marker-end="Arrowheads_20_9" draw:marker-end-width="0.3cm" draw:fill="none" draw:textarea-vertical-align="middle"/>
    </style:style>
    <style:style style:name="gr25" style:family="graphic" style:parent-style-name="objectwithoutfill">
      <style:graphic-properties svg:stroke-color="#333333" draw:marker-end="Arrowheads_20_10" draw:marker-end-width="0.3cm" draw:fill="none" draw:textarea-vertical-align="middle"/>
    </style:style>
    <style:style style:name="gr26" style:family="graphic" style:parent-style-name="standard">
      <style:graphic-properties draw:stroke="none" svg:stroke-color="#333333" draw:fill="none" draw:fill-color="#ffffff" draw:auto-grow-height="true" draw:auto-grow-width="false" fo:max-height="0cm" fo:min-height="0.479cm"/>
      <style:paragraph-properties style:writing-mode="lr-tb"/>
    </style:style>
    <style:style style:name="gr27" style:family="graphic" style:parent-style-name="objectwithoutfill">
      <style:graphic-properties draw:marker-end="Arrowheads_20_11" draw:marker-end-width="0.3cm" draw:fill="none" draw:textarea-vertical-align="middle"/>
    </style:style>
    <style:style style:name="gr28" style:family="graphic" style:parent-style-name="standard">
      <style:graphic-properties svg:stroke-width="0.081cm" svg:stroke-color="#cccccc" draw:marker-start-width="0.321cm" draw:marker-end-width="0.321cm" draw:fill-color="#dde8cb" draw:textarea-horizontal-align="justify" draw:textarea-vertical-align="middle" draw:auto-grow-height="false" fo:min-height="0.67cm" fo:min-width="21.42cm" fo:padding-top="0.165cm" fo:padding-bottom="0.165cm" fo:padding-left="0.29cm" fo:padding-right="0.29cm"/>
    </style:style>
    <style:style style:name="gr29" style:family="graphic" style:parent-style-name="objectwithoutfill">
      <style:graphic-properties svg:stroke-color="#333333" draw:marker-end="Arrowheads_20_12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79cm"/>
      <style:paragraph-properties style:writing-mode="lr-tb"/>
    </style:style>
    <style:style style:name="gr31" style:family="graphic" style:parent-style-name="objectwithoutfill">
      <style:graphic-properties draw:marker-end="Arrowheads_20_14" draw:marker-end-width="0.3cm" draw:fill="none" draw:textarea-vertical-align="middle"/>
    </style:style>
    <style:style style:name="gr32" style:family="graphic" style:parent-style-name="objectwithoutfill">
      <style:graphic-properties svg:stroke-color="#333333" draw:marker-end="Arrowheads_20_15" draw:marker-end-width="0.3cm" draw:fill="none" draw:textarea-vertical-align="middl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dbb6"/>
      <style:paragraph-properties fo:text-align="center"/>
      <style:text-properties style:text-position="33% 58%"/>
    </style:style>
    <style:style style:name="P2" style:family="paragraph">
      <loext:graphic-properties draw:fill-color="#ffdbb6"/>
      <style:paragraph-properties fo:text-align="center"/>
    </style:style>
    <style:style style:name="P3" style:family="paragraph">
      <loext:graphic-properties draw:fill-color="#ffb66c"/>
      <style:paragraph-properties fo:text-align="center"/>
      <style:text-properties style:text-position="33% 58%"/>
    </style:style>
    <style:style style:name="P4" style:family="paragraph">
      <loext:graphic-properties draw:fill-color="#ffb66c"/>
      <style:paragraph-properties fo:text-align="center"/>
    </style:style>
    <style:style style:name="P5" style:family="paragraph">
      <loext:graphic-properties draw:fill-color="#dde8cb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Liberation Mono1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de59"/>
      <style:paragraph-properties fo:text-align="center" style:writing-mode="lr-tb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style:font-name="Liberation Mono1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solid" draw:fill-color="#e8f2a1"/>
      <style:paragraph-properties fo:text-align="center" style:writing-mode="lr-tb"/>
    </style:style>
    <style:style style:name="P14" style:family="paragraph">
      <loext:graphic-properties draw:fill-color="#fff5ce"/>
      <style:paragraph-properties fo:text-align="center"/>
    </style:style>
    <style:style style:name="P15" style:family="paragraph">
      <loext:graphic-properties draw:opacity="13%"/>
      <style:paragraph-properties fo:text-align="center"/>
      <style:text-properties style:text-position="33% 58%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Mono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xml:id="id12" draw:id="id12">
          <draw:custom-shape draw:style-name="gr1" draw:text-style-name="P1" xml:id="id8" draw:id="id8" draw:layer="layout" svg:width="10.1cm" svg:height="1cm" svg:x="3.5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6cm" svg:height="1cm" svg:x="18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4.4cm" svg:height="1cm" svg:x="13.6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5cm" svg:height="1cm" svg:x="24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1" xml:id="id1" draw:id="id1" draw:layer="layout" svg:width="10.1cm" svg:height="1cm" svg:x="3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9" draw:id="id9" draw:layer="layout" svg:width="22cm" svg:height="1cm" svg:x="3.5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3.57cm" svg:height="0.97cm" svg:x="7.215cm" svg:y="0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6" draw:layer="layout" svg:width="4.323cm" svg:height="0.991cm" svg:x="6cm" svg:y="4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6" draw:layer="layout" svg:width="4.096cm" svg:height="0.991cm" svg:x="13.701cm" svg:y="4.8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6" draw:layer="layout" svg:width="3.994cm" svg:height="0.991cm" svg:x="19.001cm" svg:y="4.70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6" draw:layer="layout" svg:width="3.766cm" svg:height="0.991cm" svg:x="23.901cm" svg:y="4.70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6" draw:layer="layout" svg:width="4.323cm" svg:height="0.991cm" svg:x="6cm" svg:y="7.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8" draw:text-style-name="P2" xml:id="id2" draw:id="id2" draw:layer="layout" svg:width="6cm" svg:height="1cm" svg:x="13.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3" draw:id="id3" draw:layer="layout" svg:width="4.4cm" svg:height="1cm" svg:x="19.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4" draw:id="id4" draw:layer="layout" svg:width="1.5cm" svg:height="1cm" svg:x="24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4.096cm" svg:height="0.991cm" svg:x="19.701cm" svg:y="7.50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7" draw:text-style-name="P6" draw:layer="layout" svg:width="3.994cm" svg:height="0.991cm" svg:x="14.601cm" svg:y="7.50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6" draw:layer="layout" svg:width="3.766cm" svg:height="0.991cm" svg:x="23.901cm" svg:y="7.50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onnector draw:style-name="gr11" draw:text-style-name="P7" draw:layer="layout" svg:x1="8.55cm" svg:y1="7.5cm" svg:x2="16.6cm" svg:y2="7.5cm" draw:start-shape="id1" draw:start-glue-point="0" draw:end-shape="id2" draw:end-glue-point="0" svg:d="M8550 7500v-541h8050v541" svg:viewBox="0 0 8051 542">
          <text:p/>
        </draw:connector>
        <draw:connector draw:style-name="gr12" draw:text-style-name="P7" draw:layer="layout" svg:x1="21.8cm" svg:y1="7.5cm" svg:x2="24.75cm" svg:y2="7.5cm" draw:start-shape="id3" draw:start-glue-point="0" draw:end-shape="id4" draw:end-glue-point="0" svg:d="M21800 7500v-541h2950v541" svg:viewBox="0 0 2951 542">
          <text:p/>
        </draw:connector>
        <draw:frame draw:style-name="gr13" draw:text-style-name="P8" draw:layer="layout" svg:width="6.5cm" svg:height="0.729cm" svg:x="9.3cm" svg:y="6.27cm">
          <draw:text-box>
            <text:p text:style-name="P6"><text:span text:style-name="T1">Données d’entraînement</text:span></text:p>
          </draw:text-box>
        </draw:frame>
        <draw:frame draw:style-name="gr13" draw:text-style-name="P8" draw:layer="layout" svg:width="4.9cm" svg:height="0.729cm" svg:x="20.6cm" svg:y="6.271cm">
          <draw:text-box>
            <text:p text:style-name="P6"><text:span text:style-name="T1">Données de test</text:span></text:p>
          </draw:text-box>
        </draw:frame>
        <draw:custom-shape draw:style-name="gr14" draw:text-style-name="P10" xml:id="id5" draw:id="id5" draw:layer="layout" svg:width="5.5cm" svg:height="1.5cm" svg:x="11cm" svg:y="10.5cm">
          <text:p text:style-name="P9"><text:s/>Régression</text:p>
          <text:p text:style-name="P9">Linéai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7" draw:layer="layout" svg:x1="8.55cm" svg:y1="8.5cm" svg:x2="13.75cm" svg:y2="10.5cm" draw:start-shape="id1" draw:start-glue-point="2" draw:end-shape="id5" draw:end-glue-point="0" svg:d="M8550 8500v1000h5200v1000" svg:viewBox="0 0 5201 2001">
          <text:p/>
        </draw:connector>
        <draw:connector draw:style-name="gr16" draw:text-style-name="P7" draw:layer="layout" svg:x1="16.6cm" svg:y1="8.5cm" svg:x2="13.75cm" svg:y2="10.5cm" draw:start-shape="id2" draw:start-glue-point="2" draw:end-shape="id5" draw:end-glue-point="0" svg:d="M16600 8500v1000h-2850v1000" svg:viewBox="0 0 2851 2001">
          <text:p/>
        </draw:connector>
        <draw:frame draw:style-name="gr17" draw:text-style-name="P12" draw:layer="layout" svg:width="6.5cm" svg:height="1.685cm" svg:x="4.7cm" svg:y="9.671cm">
          <draw:text-box>
            <text:p text:style-name="P11"><text:span text:style-name="T1">Standardisation des données et entraînement du modèle</text:span></text:p>
          </draw:text-box>
        </draw:frame>
        <draw:custom-shape draw:style-name="gr18" draw:text-style-name="P13" draw:layer="layout" svg:width="1cm" svg:height="1cm" svg:x="3.8cm" svg:y="9.5cm">
          <text:p text:style-name="P9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7" draw:layer="layout" svg:x1="21.8cm" svg:y1="8.5cm" svg:x2="16.5cm" svg:y2="11.25cm" draw:start-shape="id3" draw:start-glue-point="2" draw:end-shape="id5" draw:end-glue-point="1" svg:d="M21800 8500v2750h-5300" svg:viewBox="0 0 5301 2751">
          <text:p/>
        </draw:connector>
        <draw:frame draw:style-name="gr20" draw:text-style-name="P12" draw:layer="layout" svg:width="8.2cm" svg:height="1.207cm" svg:x="17.8cm" svg:y="11.572cm">
          <draw:text-box>
            <text:p text:style-name="P11"><text:span text:style-name="T1">Standardisation des données et test du modèle</text:span></text:p>
          </draw:text-box>
        </draw:frame>
        <draw:custom-shape draw:style-name="gr18" draw:text-style-name="P13" draw:layer="layout" svg:width="1cm" svg:height="1cm" svg:x="16.9cm" svg:y="11.401cm">
          <text:p text:style-name="P9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6" draw:id="id6" draw:layer="layout" svg:width="1.5cm" svg:height="1cm" svg:x="13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7" draw:layer="layout" svg:x1="13.75cm" svg:y1="12cm" svg:x2="13.75cm" svg:y2="13.2cm" draw:start-shape="id5" draw:start-glue-point="2" draw:end-shape="id6" draw:end-glue-point="0" svg:d="M13750 12000v1200" svg:viewBox="0 0 1 1201">
          <text:p/>
        </draw:connector>
        <draw:frame draw:style-name="gr7" draw:text-style-name="P6" draw:layer="layout" svg:width="3.978cm" svg:height="0.991cm" svg:x="12.902cm" svg:y="13.00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23" draw:text-style-name="P15" xml:id="id7" draw:id="id7" draw:layer="layout" svg:width="8.1cm" svg:height="1.9cm" svg:x="18.4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7.438cm" svg:height="1.92cm" svg:x="18.562cm" svg:y="13.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connector draw:style-name="gr24" draw:text-style-name="P7" draw:layer="layout" svg:x1="13.75cm" svg:y1="14.2cm" svg:x2="22.45cm" svg:y2="15cm" draw:start-shape="id6" draw:start-glue-point="2" draw:end-shape="id7" svg:d="M13750 14200v1341h8700v-541" svg:viewBox="0 0 8701 1342">
          <text:p/>
        </draw:connector>
        <draw:connector draw:style-name="gr25" draw:text-style-name="P7" draw:layer="layout" svg:x1="24.75cm" svg:y1="8.5cm" svg:x2="26.5cm" svg:y2="14.05cm" draw:start-shape="id4" draw:start-glue-point="2" draw:end-shape="id7" draw:end-glue-point="1" svg:d="M24750 8500v2300h2291v3250h-541" svg:viewBox="0 0 2292 5551">
          <text:p/>
        </draw:connector>
        <draw:frame draw:style-name="gr26" draw:text-style-name="P12" draw:layer="layout" svg:width="5.9cm" svg:height="0.729cm" svg:x="8.3cm" svg:y="14.473cm">
          <draw:text-box>
            <text:p text:style-name="P11"><text:span text:style-name="T1">Evaluation du modèle</text:span></text:p>
          </draw:text-box>
        </draw:frame>
        <draw:custom-shape draw:style-name="gr18" draw:text-style-name="P13" draw:layer="layout" svg:width="1cm" svg:height="1cm" svg:x="7.4cm" svg:y="14.302cm">
          <text:p text:style-name="P9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7" draw:layer="layout" svg:x1="3.5cm" svg:y1="5.3cm" svg:x2="3.5cm" svg:y2="8cm" draw:start-shape="id8" draw:start-glue-point="3" draw:end-shape="id1" svg:d="M3500 5300h-541v2700h541" svg:viewBox="0 0 542 2701">
          <text:p/>
        </draw:connector>
        <draw:frame draw:style-name="gr20" draw:text-style-name="P8" draw:layer="layout" svg:width="5.5cm" svg:height="1.207cm" draw:transform="rotate (1.5707963267949) translate (1.647cm 9.353cm)">
          <draw:text-box>
            <text:p text:style-name="P6"><text:span text:style-name="T1">Réorganisation des données</text:span></text:p>
          </draw:text-box>
        </draw:frame>
        <draw:custom-shape draw:style-name="gr28" draw:text-style-name="P5" xml:id="id10" draw:id="id10" draw:layer="layout" svg:width="22cm" svg:height="1cm" svg:x="3.5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draw:type="line" svg:x1="14.5cm" svg:y1="1.1cm" svg:x2="14.5cm" svg:y2="2.4cm" draw:start-shape="id9" draw:start-glue-point="2" draw:end-shape="id10" draw:end-glue-point="0" svg:d="M14500 1100v1300" svg:viewBox="0 0 1 1301">
          <text:p/>
        </draw:connector>
        <draw:frame draw:style-name="gr20" draw:text-style-name="P8" draw:layer="layout" svg:width="11.4cm" svg:height="1.207cm" svg:x="3.5cm" svg:y="1.571cm">
          <draw:text-box>
            <text:p text:style-name="P6"><text:span text:style-name="T1">Transformation du dataframe en matrice → </text:span></text:p>
          </draw:text-box>
        </draw:frame>
        <draw:frame draw:style-name="gr30" draw:text-style-name="P8" draw:layer="layout" svg:width="10.9cm" svg:height="0.829cm" svg:x="3.5cm" svg:y="3.972cm">
          <draw:text-box>
            <text:p text:style-name="P6"><text:span text:style-name="T1">Fractionnement des données</text:span></text:p>
          </draw:text-box>
        </draw:frame>
        <draw:frame draw:style-name="gr7" draw:text-style-name="P6" draw:layer="layout" svg:width="13.5cm" svg:height="1.089cm" svg:x="7.25cm" svg:y="2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onnector draw:style-name="gr31" draw:text-style-name="P7" xml:id="id11" draw:id="id11" draw:layer="layout" draw:type="line" svg:x1="14.5cm" svg:y1="3.4cm" svg:x2="14.5cm" svg:y2="3.4cm" draw:start-shape="id10" draw:start-glue-point="2" draw:end-shape="id10" svg:d="M14500 3400z" svg:viewBox="0 0 1 1">
          <text:p/>
        </draw:connector>
        <draw:connector draw:style-name="gr32" draw:text-style-name="P7" draw:layer="layout" draw:type="line" svg:x1="14.5cm" svg:y1="3.4cm" svg:x2="14.5cm" svg:y2="4.8cm" draw:start-shape="id11" draw:start-glue-point="0" draw:end-shape="id12" draw:end-glue-point="0" svg:d="M14500 3400v1400" svg:viewBox="0 0 1 1401">
          <text:p/>
        </draw:connector>
        <draw:frame draw:style-name="gr33" draw:text-style-name="P7" draw:layer="layout" svg:width="12.011cm" svg:height="1.084cm" svg:x="14.723cm" svg:y="1.187cm">
          <draw:image xlink:href="Pictures/10000001000001C6000000295EF42FE7E375F0E0.png" xlink:type="simple" xlink:show="embed" xlink:actuate="onLoad" draw:mime-type="image/png">
            <text:p/>
          </draw:image>
        </draw:frame>
        <draw:frame draw:style-name="gr33" draw:text-style-name="P7" draw:layer="layout" svg:width="13cm" svg:height="1.202cm" svg:x="14.7cm" svg:y="3.5cm">
          <draw:image xlink:href="Pictures/10000001000003FE000000291E41CDBBC03AD38A.png" xlink:type="simple" xlink:show="embed" xlink:actuate="onLoad" draw:mime-type="image/png">
            <text:p/>
          </draw:image>
        </draw:frame>
        <presentation:notes draw:style-name="dp2">
          <draw:page-thumbnail draw:style-name="gr34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20T16:11:04.948354765</meta:creation-date>
    <dc:date>2025-07-20T23:18:07.807115728</dc:date>
    <meta:editing-duration>PT1H56M31S</meta:editing-duration>
    <meta:editing-cycles>39</meta:editing-cycles>
    <meta:generator>LibreOffice/7.3.7.2$Linux_X86_64 LibreOffice_project/30$Build-2</meta:generator>
    <meta:document-statistic meta:object-count="74"/>
  </office:meta>
</office:document-meta>
</file>

<file path=Object 1/content.xml><?xml version="1.0" encoding="utf-8"?>
<math xmlns="http://www.w3.org/1998/Math/MathML" display="block">
  <semantics>
    <mrow>
      <mtext>Dataframe</mtext>
      <mi>D</mi>
      <mtext>de demimesion </mtext>
      <mn>500</mn>
      <mtext>x</mtext>
      <mn>12</mn>
    </mrow>
    <annotation encoding="StarMath 5.0">"Dataframe" D "de demimesion " 500 "x" 12
</annotation>
  </semantics>
</math>
</file>

<file path=Object 10/content.xml><?xml version="1.0" encoding="utf-8"?>
<math xmlns="http://www.w3.org/1998/Math/MathML" display="block">
  <semantics>
    <mrow>
      <msub>
        <mi>y</mi>
        <mi mathvariant="italic">train</mi>
      </msub>
      <mo stretchy="false">∈</mo>
      <msup>
        <mi mathvariant="normal">ℝ</mi>
        <mrow>
          <mn>400</mn>
          <mtext>x</mtext>
          <mn>1</mn>
        </mrow>
      </msup>
    </mrow>
    <annotation encoding="StarMath 5.0">y_{train} in setR^{400 "x" 1}
</annotation>
  </semantics>
</math>
</file>

<file path=Object 11/content.xml><?xml version="1.0" encoding="utf-8"?>
<math xmlns="http://www.w3.org/1998/Math/MathML" display="block">
  <semantics>
    <mrow>
      <msub>
        <mi>y</mi>
        <mi mathvariant="italic">test</mi>
      </msub>
      <mo stretchy="false">∈</mo>
      <msup>
        <mi mathvariant="normal">ℝ</mi>
        <mrow>
          <mn>100</mn>
          <mtext>x</mtext>
          <mn>1</mn>
        </mrow>
      </msup>
    </mrow>
    <annotation encoding="StarMath 5.0">y_{test} in setR^{100 "x" 1}
</annotation>
  </semantics>
</math>
</file>

<file path=Object 12/content.xml><?xml version="1.0" encoding="utf-8"?>
<math xmlns="http://www.w3.org/1998/Math/MathML" display="block">
  <semantics>
    <mrow>
      <msub>
        <mi>y</mi>
        <mi mathvariant="italic">pred</mi>
      </msub>
      <mo stretchy="false">∈</mo>
      <msup>
        <mi mathvariant="normal">ℝ</mi>
        <mrow>
          <mn>100</mn>
          <mtext>x</mtext>
          <mn>1</mn>
        </mrow>
      </msup>
    </mrow>
    <annotation encoding="StarMath 5.0">y_{pred} in setR^{100 "x" 1}
</annotation>
  </semantics>
</math>
</file>

<file path=Object 13/content.xml><?xml version="1.0" encoding="utf-8"?>
<math xmlns="http://www.w3.org/1998/Math/MathML" display="block">
  <semantics>
    <mrow>
      <mrow>
        <mi>E</mi>
        <mo stretchy="false">=</mo>
        <mfrac>
          <mn>1</mn>
          <mn>100</mn>
        </mfrac>
      </mrow>
      <mrow>
        <munderover>
          <mo stretchy="false">∑</mo>
          <mrow>
            <mi>i</mi>
            <mo stretchy="false">=</mo>
            <mn>1</mn>
          </mrow>
          <mn>100</mn>
        </munderover>
        <msup>
          <mrow>
            <mo fence="true" form="prefix" stretchy="false">(</mo>
            <mrow>
              <mrow>
                <msubsup>
                  <mi>y</mi>
                  <mi mathvariant="italic">test</mi>
                  <mi>i</mi>
                </msubsup>
                <mo stretchy="false">−</mo>
                <msubsup>
                  <mi>y</mi>
                  <mi mathvariant="italic">pred</mi>
                  <mi>i</mi>
                </msubsup>
              </mrow>
            </mrow>
            <mo fence="true" form="postfix" stretchy="false">)</mo>
          </mrow>
          <mn>2</mn>
        </msup>
      </mrow>
    </mrow>
    <annotation encoding="StarMath 5.0">E= frac {1}{100} sum from{i=1} to{100} {(y_{test}^i-y_{pred}^i)^2}

</annotation>
  </semantics>
</math>
</file>

<file path=Object 2/content.xml><?xml version="1.0" encoding="utf-8"?>
<math xmlns="http://www.w3.org/1998/Math/MathML" display="block">
  <semantics>
    <mrow>
      <msub>
        <mi>X</mi>
        <mi mathvariant="italic">tarin</mi>
      </msub>
      <mo stretchy="false">∈</mo>
      <msup>
        <mi mathvariant="normal">ℝ</mi>
        <mrow>
          <mn>400</mn>
          <mtext>x</mtext>
          <mn>10</mn>
        </mrow>
      </msup>
    </mrow>
    <annotation encoding="StarMath 5.0">X_{tarin} in setR^{400 "x" 10}
</annotation>
  </semantics>
</math>
</file>

<file path=Object 3/content.xml><?xml version="1.0" encoding="utf-8"?>
<math xmlns="http://www.w3.org/1998/Math/MathML" display="block">
  <semantics>
    <mrow>
      <mtext>Features</mtext>
      <mrow>
        <mi>X</mi>
        <mo stretchy="false">∈</mo>
        <msup>
          <mi mathvariant="normal">ℝ</mi>
          <mrow>
            <mn>500</mn>
            <mtext>x</mtext>
            <mn>10</mn>
          </mrow>
        </msup>
      </mrow>
      <mi>,</mi>
      <mtext>Target</mtext>
      <mrow>
        <mi>y</mi>
        <mo stretchy="false">∈</mo>
        <msup>
          <mi mathvariant="normal">ℝ</mi>
          <mrow>
            <mn>500</mn>
            <mtext>x</mtext>
            <mn>1</mn>
          </mrow>
        </msup>
      </mrow>
    </mrow>
    <annotation encoding="StarMath 5.0">"Features" X in setR^{500 "x" 10}, "Target" y in setR^{500 "x" 1}
</annotation>
  </semantics>
</math>
</file>

<file path=Object 5/content.xml><?xml version="1.0" encoding="utf-8"?>
<math xmlns="http://www.w3.org/1998/Math/MathML" display="block">
  <semantics>
    <mrow>
      <msub>
        <mi>X</mi>
        <mi mathvariant="italic">test</mi>
      </msub>
      <mo stretchy="false">∈</mo>
      <msup>
        <mi mathvariant="normal">ℝ</mi>
        <mrow>
          <mn>100</mn>
          <mtext>x</mtext>
          <mn>10</mn>
        </mrow>
      </msup>
    </mrow>
    <annotation encoding="StarMath 5.0">X_{test} in setR^{100 "x" 10}
</annotation>
  </semantics>
</math>
</file>

<file path=Object 6/content.xml><?xml version="1.0" encoding="utf-8"?>
<math xmlns="http://www.w3.org/1998/Math/MathML" display="block">
  <semantics>
    <mrow>
      <msub>
        <mi>y</mi>
        <mi mathvariant="italic">train</mi>
      </msub>
      <mo stretchy="false">∈</mo>
      <msup>
        <mi mathvariant="normal">ℝ</mi>
        <mrow>
          <mn>400</mn>
          <mtext>x</mtext>
          <mn>1</mn>
        </mrow>
      </msup>
    </mrow>
    <annotation encoding="StarMath 5.0">y_{train} in setR^{400 "x" 1}
</annotation>
  </semantics>
</math>
</file>

<file path=Object 7/content.xml><?xml version="1.0" encoding="utf-8"?>
<math xmlns="http://www.w3.org/1998/Math/MathML" display="block">
  <semantics>
    <mrow>
      <msub>
        <mi>y</mi>
        <mi mathvariant="italic">test</mi>
      </msub>
      <mo stretchy="false">∈</mo>
      <msup>
        <mi mathvariant="normal">ℝ</mi>
        <mrow>
          <mn>100</mn>
          <mtext>x</mtext>
          <mn>1</mn>
        </mrow>
      </msup>
    </mrow>
    <annotation encoding="StarMath 5.0">y_{test} in setR^{100 "x" 1}
</annotation>
  </semantics>
</math>
</file>

<file path=Object 8/content.xml><?xml version="1.0" encoding="utf-8"?>
<math xmlns="http://www.w3.org/1998/Math/MathML" display="block">
  <semantics>
    <mrow>
      <msub>
        <mi>X</mi>
        <mi mathvariant="italic">tarin</mi>
      </msub>
      <mo stretchy="false">∈</mo>
      <msup>
        <mi mathvariant="normal">ℝ</mi>
        <mrow>
          <mn>400</mn>
          <mtext>x</mtext>
          <mn>10</mn>
        </mrow>
      </msup>
    </mrow>
    <annotation encoding="StarMath 5.0">X_{tarin} in setR^{400 "x" 10}
</annotation>
  </semantics>
</math>
</file>

<file path=Object 9/content.xml><?xml version="1.0" encoding="utf-8"?>
<math xmlns="http://www.w3.org/1998/Math/MathML" display="block">
  <semantics>
    <mrow>
      <msub>
        <mi>X</mi>
        <mi mathvariant="italic">test</mi>
      </msub>
      <mo stretchy="false">∈</mo>
      <msup>
        <mi mathvariant="normal">ℝ</mi>
        <mrow>
          <mn>100</mn>
          <mtext>x</mtext>
          <mn>10</mn>
        </mrow>
      </msup>
    </mrow>
    <annotation encoding="StarMath 5.0">X_{test} in setR^{100 "x" 10}
</annotation>
  </semantics>
</math>
</file>